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883cm"/>
    </style:style>
    <style:style style:name="co3" style:family="table-column">
      <style:table-column-properties fo:break-before="auto" style:column-width="6.216cm"/>
    </style:style>
    <style:style style:name="co4" style:family="table-column">
      <style:table-column-properties fo:break-before="auto" style:column-width="6.271cm"/>
    </style:style>
    <style:style style:name="co5" style:family="table-column">
      <style:table-column-properties fo:break-before="auto" style:column-width="5.493cm"/>
    </style:style>
    <style:style style:name="co6" style:family="table-column">
      <style:table-column-properties fo:break-before="auto" style:column-width="29.136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395cm" fo:break-before="auto" style:use-optimal-row-height="false"/>
    </style:style>
    <style:style style:name="ro3" style:family="table-row">
      <style:table-row-properties style:row-height="1.605cm" fo:break-before="auto" style:use-optimal-row-height="false"/>
    </style:style>
    <style:style style:name="ro4" style:family="table-row">
      <style:table-row-properties style:row-height="2.369cm" fo:break-before="auto" style:use-optimal-row-height="false"/>
    </style:style>
    <style:style style:name="ro5" style:family="table-row">
      <style:table-row-properties style:row-height="2.29cm" fo:break-before="auto" style:use-optimal-row-height="false"/>
    </style:style>
    <style:style style:name="ro6" style:family="table-row">
      <style:table-row-properties style:row-height="1.473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448cm" fo:break-before="auto" style:use-optimal-row-height="false"/>
    </style:style>
    <style:style style:name="ro9" style:family="table-row">
      <style:table-row-properties style:row-height="1.762cm" fo:break-before="auto" style:use-optimal-row-height="false"/>
    </style:style>
    <style:style style:name="ro10" style:family="table-row">
      <style:table-row-properties style:row-height="2.316cm" fo:break-before="auto" style:use-optimal-row-height="false"/>
    </style:style>
    <style:style style:name="ro11" style:family="table-row">
      <style:table-row-properties style:row-height="2.499cm" fo:break-before="auto" style:use-optimal-row-height="false"/>
    </style:style>
    <style:style style:name="ro12" style:family="table-row">
      <style:table-row-properties style:row-height="1.263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style:font-name="Arial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5" style:family="table-cell" style:parent-style-name="Excel_20_Built-in_20_Normal">
      <style:text-properties style:font-name="Arial" fo:font-size="12pt" style:font-size-asian="12pt" style:font-size-complex="12pt"/>
    </style:style>
    <style:style style:name="ce6" style:family="table-cell" style:parent-style-name="Excel_20_Built-in_20_Normal">
      <style:text-properties style:font-name="Arial" style:font-name-complex="Calibri"/>
    </style:style>
    <style:style style:name="ce7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SEO</text:p>
          </table:table-cell>
          <table:table-cell office:value-type="string">
            <text:p>Pas ou peu de balises </text:p>
            <text:p>Sémantiques</text:p>
          </table:table-cell>
          <table:table-cell office:value-type="string">
            <text:p>Presque tous les blocs de la </text:p>
            <text:p>Page contiennent uniquement</text:p>
            <text:p>Des &lt;div&gt;, pas de &lt;header&gt;</text:p>
            <text:p>Ou de &lt;section&gt;</text:p>
          </table:table-cell>
          <table:table-cell office:value-type="string">
            <text:p>Toujours insérer des balises </text:p>
            <text:p>Balises sémantiques quand</text:p>
            <text:p>C'est possible (header, sec-</text:p>
            <text:p>Tion, main, footer, nav etc) pour</text:p>
            <text:p>Améliorer le référencement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developer.mozilla.org/fr/docs/Glossary/Semantics">https://developer.mozilla.org/fr/docs/Glossary/Semantics</text:a>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Poids et format des images</text:p>
          </table:table-cell>
          <table:table-cell office:value-type="string">
            <text:p>certaines images sont en </text:p>
            <text:p>.bmp au lieu d'etre en .jpeg ou</text:p>
            <text:p>.png et sont donc trop lourdes</text:p>
          </table:table-cell>
          <table:table-cell office:value-type="string">
            <text:p>Il n'est pas recommandé </text:p>
            <text:p>D'utiliser d'image au </text:p>
            <text:p>Format .bmp en html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developer.mozilla.org/fr/docs/Web/Media/Formats/Image_types">https://developer.mozilla.org/fr/docs/Web/Media/Formats/Image_types</text:a></text:p>
          </table:table-cell>
          <table:table-cell table:number-columns-repeated="1018"/>
        </table:table-row>
        <table:table-row table:style-name="ro4">
          <table:table-cell office:value-type="string">
            <text:p>SEO</text:p>
          </table:table-cell>
          <table:table-cell table:style-name="ce4" office:value-type="string">
            <text:p>Spam de mots clés</text:p>
          </table:table-cell>
          <table:table-cell office:value-type="string">
            <text:p>Mots clés spammés ou pas </text:p>
            <text:p>Mis en valeur</text:p>
          </table:table-cell>
          <table:table-cell table:style-name="ce6" office:value-type="string">
            <text:p><text:span text:style-name="T1">Modifier les mots clés et </text:span></text:p>
            <text:p><text:span text:style-name="T1">En rajouter de nouveaux et</text:span></text:p>
            <text:p><text:span text:style-name="T1">Ajouter les balises &lt;strong&gt;</text:span></text:p>
            <text:p><text:span text:style-name="T1">Dans le contenu de la page</text:span>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developers.google.com/search/docs/beginner/seo-starter-guide#urlsshowninsearchresults">https://developers.google.com/search/docs/beginner/seo-starter-guide#urlsshowninsearchresults</text:a></text:p>
          </table:table-cell>
          <table:table-cell table:number-columns-repeated="1018"/>
        </table:table-row>
        <table:table-row table:style-name="ro5">
          <table:table-cell office:value-type="string">
            <text:p>SEO</text:p>
          </table:table-cell>
          <table:table-cell table:style-name="ce5" office:value-type="string">
            <text:p>La langue du site n'est pas </text:p>
            <text:p>Renseignée</text:p>
          </table:table-cell>
          <table:table-cell office:value-type="string">
            <text:p>La langue du site n'est pas </text:p>
            <text:p>Renseignée dans le doctype, </text:p>
            <text:p>Le navigateur ne peut donc </text:p>
            <text:p>Pas identifier la langue du site</text:p>
          </table:table-cell>
          <table:table-cell office:value-type="string">
            <text:p>Toujours renseigner la langue</text:p>
            <text:p>Du site dans le champ « lang »</text:p>
            <text:p>De la partie html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www.journaldunet.com/solutions/seo-referencement/1487020-5-bonnes-pratiques-pour-deployer-une-strategie-de-seo-international/">https://www.journaldunet.com/solutions/seo-referencement/1487020-5-bonnes-pratiques-pour-deployer-une-strategie-de-seo-international/</text:a></text:p>
          </table:table-cell>
          <table:table-cell table:number-columns-repeated="1018"/>
        </table:table-row>
        <table:table-row table:style-name="ro6">
          <table:table-cell office:value-type="string">
            <text:p>SEO</text:p>
          </table:table-cell>
          <table:table-cell table:style-name="ce5" office:value-type="string">
            <text:p>La page n'a pas de titre</text:p>
          </table:table-cell>
          <table:table-cell office:value-type="string">
            <text:p>La balise &lt;title&gt; est remplie</text:p>
            <text:p>D'un point uniquement</text:p>
          </table:table-cell>
          <table:table-cell office:value-type="string">
            <text:p>Toujours ajouter un titre a la </text:p>
            <text:p>Page pour le référencement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developer.mozilla.org/fr/docs/Web/HTML/Element/title">https://developer.mozilla.org/fr/docs/Web/HTML/Element/title</text:a></text:p>
          </table:table-cell>
          <table:table-cell table:number-columns-repeated="1018"/>
        </table:table-row>
        <table:table-row table:style-name="ro7">
          <table:table-cell office:value-type="string">
            <text:p>SEO</text:p>
          </table:table-cell>
          <table:table-cell table:style-name="ce5" office:value-type="string">
            <text:p>La description de la page</text:p>
            <text:p>Est vide</text:p>
          </table:table-cell>
          <table:table-cell office:value-type="string">
            <text:p>Pas de description de la page</text:p>
            <text:p>Dans la balise &lt;content&gt;</text:p>
          </table:table-cell>
          <table:table-cell office:value-type="string">
            <text:p>Ajouter une description pour le</text:p>
            <text:p>Référencement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developers.google.com/search/docs/beginner/seo-starter-guide#descriptionmeta">https://developers.google.com/search/docs/beginner/seo-starter-guide#descriptionmeta</text:a></text:p>
          </table:table-cell>
          <table:table-cell table:number-columns-repeated="1018"/>
        </table:table-row>
        <table:table-row table:style-name="ro8">
          <table:table-cell office:value-type="string">
            <text:p>SEO</text:p>
          </table:table-cell>
          <table:table-cell table:style-name="ce5" office:value-type="string">
            <text:p>Liens qui se répètent</text:p>
          </table:table-cell>
          <table:table-cell office:value-type="string">
            <text:p>Le footer possède trop de </text:p>
            <text:p>Liens, cela risque de nuire au</text:p>
            <text:p>Référencement, en plus ceci</text:p>
            <text:p>Dirigent au même endroit</text:p>
          </table:table-cell>
          <table:table-cell office:value-type="string">
            <text:p>Privilégier un nombre de liens</text:p>
            <text:p>Réduits mais plus pertinents,</text:p>
            <text:p>Un seul lien à une seule page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zurb.com/blog/3-techniques-to-make-a-good-footer-great">https://zurb.com/blog/3-techniques-to-make-a-good-footer-great</text:a></text:p>
          </table:table-cell>
          <table:table-cell table:number-columns-repeated="1018"/>
        </table:table-row>
        <table:table-row table:style-name="ro9">
          <table:table-cell office:value-type="string">
            <text:p>Accessibilité</text:p>
          </table:table-cell>
          <table:table-cell table:style-name="ce5" office:value-type="string">
            <text:p><text:s/>Textes sous forme d'image</text:p>
          </table:table-cell>
          <table:table-cell office:value-type="string">
            <text:p>Certains textes sont sous forme</text:p>
            <text:p>D'image, ce qui peut gêner le</text:p>
            <text:p>Chargement de la page</text:p>
          </table:table-cell>
          <table:table-cell table:style-name="ce6" office:value-type="string">
            <text:p><text:span text:style-name="T1">Changer le format de</text:span></text:p>
            <text:p><text:span text:style-name="T1"><text:s/></text:span><text:span text:style-name="T1">l'image du texte en texte</text:span>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accessibility.princeton.edu/how/content/images-text">https://accessibility.princeton.edu/how/content/images-text</text:a></text:p>
          </table:table-cell>
          <table:table-cell table:number-columns-repeated="1018"/>
        </table:table-row>
        <table:table-row table:style-name="ro10">
          <table:table-cell office:value-type="string">
            <text:p>Accessibilité</text:p>
          </table:table-cell>
          <table:table-cell table:style-name="ce5" office:value-type="string">
            <text:p>Contraste faible entre certains</text:p>
            <text:p>Titres et les backgrounds</text:p>
          </table:table-cell>
          <table:table-cell office:value-type="string">
            <text:p>Le contraste étant faible par </text:p>
            <text:p>Endroits, cela ne favorise pas</text:p>
            <text:p>Une lecture claire du site</text:p>
          </table:table-cell>
          <table:table-cell table:style-name="ce6" office:value-type="string">
            <text:p>Avoir un contraste de 4.5.1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support.google.com/accessibility/android/answer/7158390?hl=fr">https://support.google.com/accessibility/android/answer/7158390?hl=fr</text:a></text:p>
          </table:table-cell>
          <table:table-cell table:number-columns-repeated="1018"/>
        </table:table-row>
        <table:table-row table:style-name="ro9">
          <table:table-cell office:value-type="string">
            <text:p>SEO</text:p>
          </table:table-cell>
          <table:table-cell table:style-name="ce5" office:value-type="string">
            <text:p>Texte caché dans la page</text:p>
          </table:table-cell>
          <table:table-cell office:value-type="string">
            <text:p>Cacher du texte pour améliorer</text:p>
            <text:p>Le référencement est considéré</text:p>
            <text:p>Comme du blackhat</text:p>
          </table:table-cell>
          <table:table-cell office:value-type="string">
            <text:p>Enlever le texte caché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www.definitions-marketing.com/definition/black-hat-seo/">https://www.definitions-marketing.com/definition/black-hat-seo/</text:a></text:p>
          </table:table-cell>
          <table:table-cell table:number-columns-repeated="1018"/>
        </table:table-row>
        <table:table-row table:style-name="ro11">
          <table:table-cell office:value-type="string">
            <text:p>SEO</text:p>
          </table:table-cell>
          <table:table-cell table:style-name="ce5" office:value-type="string">
            <text:p>Lien avec un nom de page </text:p>
            <text:p>Générique</text:p>
          </table:table-cell>
          <table:table-cell office:value-type="string">
            <text:p>Le lien vers la page 2 s'appelle</text:p>
            <text:p>Page 2</text:p>
          </table:table-cell>
          <table:table-cell office:value-type="string">
            <text:p>Eviter d'utiliser des noms de </text:p>
            <text:p>Page générique</text:p>
          </table:table-cell>
          <table:table-cell table:style-name="ce7" office:value-type="string">
            <text:p>X</text:p>
          </table:table-cell>
          <table:table-cell office:value-type="string">
            <text:p><text:a xlink:href="https://developers.google.com/search/docs/beginner/seo-starter-guide#urlsshowninsearchresults">https://developers.google.com/search/docs/beginner/seo-starter-guide#urlsshowninsearchresults</text:a></text:p>
          </table:table-cell>
          <table:table-cell table:number-columns-repeated="1018"/>
        </table:table-row>
        <table:table-row table:style-name="ro11">
          <table:table-cell office:value-type="string">
            <text:p>Accessibilité</text:p>
          </table:table-cell>
          <table:table-cell table:style-name="ce5" office:value-type="string">
            <text:p>Liens vides</text:p>
          </table:table-cell>
          <table:table-cell office:value-type="string">
            <text:p>Les liens vers les réseaux </text:p>
            <text:p>Sociaux sont vides</text:p>
          </table:table-cell>
          <table:table-cell office:value-type="string">
            <text:p>Ne pas laisser de lien vide</text:p>
          </table:table-cell>
          <table:table-cell table:style-name="ce7" office:value-type="string">
            <text:p>X</text:p>
          </table:table-cell>
          <table:table-cell table:style-name="ce8" office:value-type="string">
            <text:p><text:a xlink:href="https://developers.google.com/search/docs/beginner/seo-starter-guide#createsimplenavpage">https://developers.google.com/search/docs/beginner/seo-starter-guide#createsimplenavpage</text:a></text:p>
          </table:table-cell>
          <table:table-cell table:number-columns-repeated="1018"/>
        </table:table-row>
        <table:table-row table:style-name="ro9">
          <table:table-cell office:value-type="string">
            <text:p>SEO</text:p>
          </table:table-cell>
          <table:table-cell table:style-name="ce5" office:value-type="string">
            <text:p>Attributs obsolètes</text:p>
          </table:table-cell>
          <table:table-cell office:value-type="string">
            <text:p>Les attributs min-device-width</text:p>
            <text:p>Et max-device-width sont</text:p>
            <text:p>Obsolètes</text:p>
          </table:table-cell>
          <table:table-cell office:value-type="string">
            <text:p>Utiliser des attributs actuels</text:p>
          </table:table-cell>
          <table:table-cell table:style-name="ce7"/>
          <table:table-cell office:value-type="string">
            <text:p><text:a xlink:href="https://developer.mozilla.org/fr/docs/Web/CSS/@media/device-width">https://developer.mozilla.org/fr/docs/Web/CSS/@media/device-width</text:a></text:p>
          </table:table-cell>
          <table:table-cell table:number-columns-repeated="1018"/>
        </table:table-row>
        <table:table-row table:style-name="ro12">
          <table:table-cell office:value-type="string">
            <text:p>SEO</text:p>
          </table:table-cell>
          <table:table-cell table:style-name="ce5" office:value-type="string">
            <text:p>Google analytics incomplet</text:p>
          </table:table-cell>
          <table:table-cell office:value-type="string">
            <text:p>Le code de google analytics</text:p>
            <text:p>N'est pas indiqué</text:p>
          </table:table-cell>
          <table:table-cell office:value-type="string">
            <text:p>Utiliser des attributs actuels</text:p>
          </table:table-cell>
          <table:table-cell table:style-name="ce7"/>
          <table:table-cell office:value-type="string">
            <text:p><text:a xlink:href="https://developers.google.com/analytics/devguides/collection/analyticsjs/">https://developers.google.com/analytics/devguides/collection/analyticsjs/</text:a>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table:style-name="ce7"/>
          <table:table-cell table:number-columns-repeated="1019"/>
        </table:table-row>
        <table:table-row table:style-name="ro1" table:number-rows-repeated="9">
          <table:table-cell/>
          <table:table-cell table:style-name="ce5"/>
          <table:table-cell table:number-columns-repeated="1022"/>
        </table:table-row>
        <table:table-row table:style-name="ro1" table:number-rows-repeated="976">
          <table:table-cell table:number-columns-repeated="1024"/>
        </table:table-row>
        <table:table-row table:style-name="ro13" table:number-rows-repeated="1047574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4">24/01/2022</text:date>, <text:time>15:5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4T15:57:19.10</dc:date>
    <meta:generator>OpenOffice/4.1.10$Win32 OpenOffice.org_project/4110m2$Build-9807</meta:generator>
    <meta:editing-duration>PT15H10M54S</meta:editing-duration>
    <meta:editing-cycles>12</meta:editing-cycles>
    <meta:document-statistic meta:table-count="1" meta:cell-count="88" meta:object-count="0"/>
  </office:meta>
</office:document-meta>
</file>